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18.74pt"/>
    </style:style>
    <style:style style:name="co3" style:family="table-column">
      <style:table-column-properties fo:break-before="auto" style:column-width="87.51pt"/>
    </style:style>
    <style:style style:name="co4" style:family="table-column">
      <style:table-column-properties fo:break-before="auto" style:column-width="486.85pt"/>
    </style:style>
    <style:style style:name="co5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in8">
      <style:table-properties table:display="true" style:writing-mode="lr-tb"/>
    </style:style>
    <style:style style:name="ta2" style:family="table" style:master-page-name="PageStyle_5f_iceKnives32">
      <style:table-properties table:display="true" style:writing-mode="lr-tb"/>
    </style:style>
    <style:style style:name="ta3" style:family="table" style:master-page-name="PageStyle_5f_prePlate33">
      <style:table-properties table:display="true" style:writing-mode="lr-tb"/>
    </style:style>
    <style:style style:name="ta4" style:family="table" style:master-page-name="PageStyle_5f_soloH26">
      <style:table-properties table:display="true" style:writing-mode="lr-tb"/>
    </style:style>
    <style:style style:name="ta5" style:family="table" style:master-page-name="PageStyle_5f_duSky24">
      <style:table-properties table:display="true" style:writing-mode="lr-tb"/>
    </style:style>
    <style:style style:name="ta6" style:family="table" style:master-page-name="PageStyle_5f_shAllow38">
      <style:table-properties table:display="true" style:writing-mode="lr-tb"/>
    </style:style>
    <style:style style:name="ta7" style:family="table" style:master-page-name="PageStyle_5f__20_decEnter27">
      <style:table-properties table:display="true" style:writing-mode="lr-tb"/>
    </style:style>
    <style:style style:name="ta8" style:family="table" style:master-page-name="PageStyle_5f_sciLetter34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6" style:family="table-cell" style:parent-style-name="Default">
      <style:table-cell-properties fo:border-bottom="0.74pt solid #999999" fo:background-color="#000000" style:diagonal-bl-tr="none" style:diagonal-tl-br="none" style:text-align-source="fix" style:repeat-content="false" fo:wrap-option="no-wrap" fo:border-left="0.74pt solid #999999" style:direction="ltr" fo:border-right="0.74pt solid #999999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7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0.74pt solid #999999" style:direction="ltr" fo:border-right="0.74pt solid #999999" style:rotation-angle="0" style:rotation-align="none" style:shrink-to-fit="false" fo:border-top="0.74pt solid #999999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utive Mono" fo:font-size="11pt" fo:font-style="italic" fo:text-shadow="none" style:text-underline-style="none" fo:font-weight="normal" style:font-size-asian="11pt" style:font-style-asian="italic" style:font-weight-asian="normal" style:font-name-complex="Cutive Mono" style:font-size-complex="11pt" style:font-style-complex="italic" style:font-weight-complex="normal"/>
    </style:style>
    <style:style style:name="ce13" style:family="table-cell" style:parent-style-name="Default">
      <style:table-cell-properties fo:border-bottom="0.74pt solid #1155cc" fo:background-color="#4a86e8" style:diagonal-bl-tr="none" style:diagonal-tl-br="none" style:text-align-source="fix" style:repeat-content="false" fo:wrap-option="no-wrap" fo:border-left="0.74pt solid #1155cc" style:direction="ltr" fo:border-right="0.74pt solid #1155cc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4" style:family="table-cell" style:parent-style-name="Default">
      <style:table-cell-properties fo:border-bottom="0.74pt solid #999999" fo:background-color="#b7b7b7" style:diagonal-bl-tr="none" style:diagonal-tl-br="none" style:text-align-source="fix" style:repeat-content="false" fo:wrap-option="no-wrap" fo:border-left="0.74pt solid #999999" style:direction="ltr" fo:border-right="none" style:rotation-angle="0" style:rotation-align="none" style:shrink-to-fit="false" fo:border-top="0.74pt solid #999999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5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0.74pt solid #999999" style:direction="ltr" fo:border-right="none" style:rotation-angle="0" style:rotation-align="none" style:shrink-to-fit="false" fo:border-top="0.74pt solid #999999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6" style:family="table-cell" style:parent-style-name="Default">
      <style:table-cell-properties fo:border-bottom="0.74pt solid #1155cc" fo:background-color="#4a86e8" style:diagonal-bl-tr="none" style:diagonal-tl-br="none" style:text-align-source="fix" style:repeat-content="false" fo:wrap-option="no-wrap" fo:border-left="0.74pt solid #1155cc" style:direction="ltr" fo:border-right="0.74pt solid #1155cc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7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8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0.74pt solid #999999" style:direction="ltr" fo:border-right="0.74pt solid #999999" style:rotation-angle="0" style:rotation-align="none" style:shrink-to-fit="false" fo:border-top="0.74pt solid #999999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9" style:family="table-cell" style:parent-style-name="Default">
      <style:table-cell-properties fo:border-bottom="0.74pt solid #1155cc" fo:background-color="#4a86e8" style:diagonal-bl-tr="none" style:diagonal-tl-br="none" style:text-align-source="fix" style:repeat-content="false" fo:wrap-option="no-wrap" fo:border-left="0.74pt solid #1155cc" style:direction="ltr" fo:border-right="0.74pt solid #1155cc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20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4a86e8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0.74pt solid #999999" style:direction="ltr" fo:border-right="0.74pt solid #999999" style:rotation-angle="0" style:rotation-align="none" style:shrink-to-fit="false" fo:border-top="0.74pt solid #999999" style:vertical-align="bottom" loext:vertical-justify="auto"/>
      <style:paragraph-properties fo:text-align="center" css3t:text-justify="auto" fo:margin-left="0pt" style:writing-mode="page"/>
      <style:text-properties fo:color="#4a86e8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2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8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number-columns-repeated="1014" table:default-cell-style-name="Default"/>
        <table:table-row table:style-name="ro1">
          <table:table-cell table:number-columns-repeated="4"/>
          <table:table-cell table:style-name="ce12"/>
          <table:table-cell table:number-columns-repeated="1019"/>
        </table:table-row>
        <table:table-row table:style-name="ro1">
          <table:table-cell table:style-name="ce1"/>
          <table:table-cell table:style-name="ce2" office:value-type="string" calcext:value-type="string">
            <text:p>-</text:p>
          </table:table-cell>
          <table:table-cell table:style-name="ce6" office:value-type="string" calcext:value-type="string">
            <text:p>in8</text:p>
          </table:table-cell>
          <table:table-cell table:style-name="ce9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Tick</text:p>
          </table:table-cell>
          <table:table-cell table:style-name="ce9" office:value-type="string" calcext:value-type="string">
            <text:p>-</text:p>
          </table:table-cell>
          <table:table-cell table:style-name="ce19" office:value-type="string" calcext:value-type="string">
            <text:p>#</text:p>
          </table:table-cell>
          <table:table-cell table:style-name="ce22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"/>
          <table:table-cell table:style-name="ce1" table:number-columns-repeated="2"/>
          <table:table-cell table:style-name="ce12"/>
          <table:table-cell table:style-name="ce1" table:number-columns-repeated="3"/>
          <table:table-cell table:style-name="ce23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snippe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Internal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mee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Spiral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" calcext:value-type="float">
            <text:p>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allo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Decimal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3" calcext:value-type="float">
            <text:p>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char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Equal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4" calcext:value-type="float">
            <text:p>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emi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Incremental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5" calcext:value-type="float">
            <text:p>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exis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Total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6" calcext:value-type="float">
            <text:p>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close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Cardinal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7" calcext:value-type="float">
            <text:p>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asse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Oval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8" calcext:value-type="float">
            <text:p>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conten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Ethical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9" calcext:value-type="float">
            <text:p>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curren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Partial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0" calcext:value-type="float">
            <text:p>1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gues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Potential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1" calcext:value-type="float">
            <text:p>1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debu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Intrapreneurial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2" calcext:value-type="float">
            <text:p>1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uni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Polynomial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3" calcext:value-type="float">
            <text:p>1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agen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Bidirectional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4" calcext:value-type="float">
            <text:p>1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nea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Proportional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5" calcext:value-type="float">
            <text:p>1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shee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Retrieval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6" calcext:value-type="float">
            <text:p>1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fla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Several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7" calcext:value-type="float">
            <text:p>1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roo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Proclaim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8" calcext:value-type="float">
            <text:p>1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deposi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Terminal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9" calcext:value-type="float">
            <text:p>1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offse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Tactical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0" calcext:value-type="float">
            <text:p>2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extrac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Vital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1" calcext:value-type="float">
            <text:p>2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admi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Decremental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2" calcext:value-type="float">
            <text:p>2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lis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Overall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3" calcext:value-type="float">
            <text:p>2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craf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Moral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4" calcext:value-type="float">
            <text:p>2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apar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Final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5" calcext:value-type="float">
            <text:p>2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5" office:value-type="string" calcext:value-type="string">
            <text:p>-</text:p>
          </table:table-cell>
          <table:table-cell table:style-name="ce8" office:value-type="string" calcext:value-type="string">
            <text:p>start</text:p>
          </table:table-cell>
          <table:table-cell table:style-name="ce11" office:value-type="string" calcext:value-type="string">
            <text:p>:</text:p>
          </table:table-cell>
          <table:table-cell table:style-name="ce15"/>
          <table:table-cell table:style-name="ce18" office:value-type="string" calcext:value-type="string">
            <text:p>External</text:p>
          </table:table-cell>
          <table:table-cell table:style-name="ce11" office:value-type="string" calcext:value-type="string">
            <text:p>-</text:p>
          </table:table-cell>
          <table:table-cell table:style-name="ce21" office:value-type="float" office:value="26" calcext:value-type="float">
            <text:p>2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4"/>
          <table:table-cell table:style-name="ce12"/>
          <table:table-cell table:number-columns-repeated="1019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ceKnives32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number-columns-repeated="1014" table:default-cell-style-name="Default"/>
        <table:table-row table:style-name="ro2">
          <table:table-cell table:number-columns-repeated="1024"/>
        </table:table-row>
        <table:table-row table:style-name="ro1">
          <table:table-cell table:style-name="ce1"/>
          <table:table-cell table:style-name="ce2" office:value-type="string" calcext:value-type="string">
            <text:p>-</text:p>
          </table:table-cell>
          <table:table-cell table:style-name="ce6" office:value-type="string" calcext:value-type="string">
            <text:p>iceKnives32</text:p>
          </table:table-cell>
          <table:table-cell table:style-name="ce9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Self</text:p>
          </table:table-cell>
          <table:table-cell table:style-name="ce9" office:value-type="string" calcext:value-type="string">
            <text:p>-</text:p>
          </table:table-cell>
          <table:table-cell table:style-name="ce19" office:value-type="string" calcext:value-type="string">
            <text:p>#</text:p>
          </table:table-cell>
          <table:table-cell table:style-name="ce22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"/>
          <table:table-cell table:style-name="ce1" table:number-columns-repeated="2"/>
          <table:table-cell table:style-name="ce12"/>
          <table:table-cell table:style-name="ce1" table:number-columns-repeated="3"/>
          <table:table-cell table:style-name="ce23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set.packe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Achiev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set.chain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Constitut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" calcext:value-type="float">
            <text:p>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set.blueprin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Estimat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3" calcext:value-type="float">
            <text:p>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4" calcext:value-type="float">
            <text:p>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5" calcext:value-type="float">
            <text:p>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6" calcext:value-type="float">
            <text:p>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7" calcext:value-type="float">
            <text:p>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8" calcext:value-type="float">
            <text:p>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9" calcext:value-type="float">
            <text:p>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0" calcext:value-type="float">
            <text:p>1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1" calcext:value-type="float">
            <text:p>1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2" calcext:value-type="float">
            <text:p>1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3" calcext:value-type="float">
            <text:p>1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4" calcext:value-type="float">
            <text:p>1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5" calcext:value-type="float">
            <text:p>1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6" calcext:value-type="float">
            <text:p>1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7" calcext:value-type="float">
            <text:p>1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8" calcext:value-type="float">
            <text:p>1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9" calcext:value-type="float">
            <text:p>1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20" calcext:value-type="float">
            <text:p>2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21" calcext:value-type="float">
            <text:p>2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22" calcext:value-type="float">
            <text:p>2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23" calcext:value-type="float">
            <text:p>2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24" calcext:value-type="float">
            <text:p>2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25" calcext:value-type="float">
            <text:p>2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5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5"/>
          <table:table-cell table:style-name="ce18"/>
          <table:table-cell table:style-name="ce11" office:value-type="string" calcext:value-type="string">
            <text:p>-</text:p>
          </table:table-cell>
          <table:table-cell table:style-name="ce21" office:value-type="float" office:value="26" calcext:value-type="float">
            <text:p>2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 table:style-name="ce1"/>
          <table:table-cell table:style-name="ce2" office:value-type="string" calcext:value-type="string">
            <text:p>-</text:p>
          </table:table-cell>
          <table:table-cell table:style-name="ce6" office:value-type="string" calcext:value-type="string">
            <text:p>set.packet</text:p>
          </table:table-cell>
          <table:table-cell table:style-name="ce9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Power</text:p>
          </table:table-cell>
          <table:table-cell table:style-name="ce9" office:value-type="string" calcext:value-type="string">
            <text:p>-</text:p>
          </table:table-cell>
          <table:table-cell table:style-name="ce19" office:value-type="string" calcext:value-type="string">
            <text:p>A#3</text:p>
          </table:table-cell>
          <table:table-cell table:style-name="ce22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"/>
          <table:table-cell table:style-name="ce1" table:number-columns-repeated="2"/>
          <table:table-cell table:style-name="ce12"/>
          <table:table-cell table:style-name="ce1" table:number-columns-repeated="3"/>
          <table:table-cell table:style-name="ce23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range.on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Indent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migrate.nod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Stay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" calcext:value-type="float">
            <text:p>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memory.blo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Seek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3" calcext:value-type="float">
            <text:p>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convert.pull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Emit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4" calcext:value-type="float">
            <text:p>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interpret.method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Period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5" calcext:value-type="float">
            <text:p>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balloon.sui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Break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6" calcext:value-type="float">
            <text:p>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prototype.copy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Loung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7" calcext:value-type="float">
            <text:p>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cosy.ai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Sharp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8" calcext:value-type="float">
            <text:p>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9" calcext:value-type="float">
            <text:p>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0" calcext:value-type="float">
            <text:p>1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1" calcext:value-type="float">
            <text:p>1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2" calcext:value-type="float">
            <text:p>1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3" calcext:value-type="float">
            <text:p>1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4" calcext:value-type="float">
            <text:p>1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5" calcext:value-type="float">
            <text:p>1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6" calcext:value-type="float">
            <text:p>1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7" calcext:value-type="float">
            <text:p>1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8" calcext:value-type="float">
            <text:p>1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9" calcext:value-type="float">
            <text:p>1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20" calcext:value-type="float">
            <text:p>2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21" calcext:value-type="float">
            <text:p>2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22" calcext:value-type="float">
            <text:p>2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23" calcext:value-type="float">
            <text:p>2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24" calcext:value-type="float">
            <text:p>2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25" calcext:value-type="float">
            <text:p>2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5" office:value-type="string" calcext:value-type="string">
            <text:p>-</text:p>
          </table:table-cell>
          <table:table-cell table:style-name="ce8" office:value-type="string" calcext:value-type="string">
            <text:p>.format</text:p>
          </table:table-cell>
          <table:table-cell table:style-name="ce11" office:value-type="string" calcext:value-type="string">
            <text:p>:</text:p>
          </table:table-cell>
          <table:table-cell table:style-name="ce15"/>
          <table:table-cell table:style-name="ce18" office:value-type="string" calcext:value-type="string">
            <text:p>Elective</text:p>
          </table:table-cell>
          <table:table-cell table:style-name="ce11" office:value-type="string" calcext:value-type="string">
            <text:p>-</text:p>
          </table:table-cell>
          <table:table-cell table:style-name="ce21" office:value-type="float" office:value="26" calcext:value-type="float">
            <text:p>2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 table:style-name="ce1"/>
          <table:table-cell table:style-name="ce2" office:value-type="string" calcext:value-type="string">
            <text:p>-</text:p>
          </table:table-cell>
          <table:table-cell table:style-name="ce6" office:value-type="string" calcext:value-type="string">
            <text:p>set.chain</text:p>
          </table:table-cell>
          <table:table-cell table:style-name="ce9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Degree</text:p>
          </table:table-cell>
          <table:table-cell table:style-name="ce9" office:value-type="string" calcext:value-type="string">
            <text:p>-</text:p>
          </table:table-cell>
          <table:table-cell table:style-name="ce19" office:value-type="string" calcext:value-type="string">
            <text:p>B#2</text:p>
          </table:table-cell>
          <table:table-cell table:style-name="ce22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"/>
          <table:table-cell table:style-name="ce1" table:number-columns-repeated="2"/>
          <table:table-cell table:style-name="ce12"/>
          <table:table-cell table:style-name="ce1" table:number-columns-repeated="3"/>
          <table:table-cell table:style-name="ce23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f.x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New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i.c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Loop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" calcext:value-type="float">
            <text:p>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p.i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Stat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3" calcext:value-type="float">
            <text:p>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4" calcext:value-type="float">
            <text:p>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5" calcext:value-type="float">
            <text:p>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6" calcext:value-type="float">
            <text:p>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7" calcext:value-type="float">
            <text:p>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8" calcext:value-type="float">
            <text:p>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9" calcext:value-type="float">
            <text:p>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0" calcext:value-type="float">
            <text:p>1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1" calcext:value-type="float">
            <text:p>1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2" calcext:value-type="float">
            <text:p>1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3" calcext:value-type="float">
            <text:p>1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4" calcext:value-type="float">
            <text:p>1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5" calcext:value-type="float">
            <text:p>1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6" calcext:value-type="float">
            <text:p>1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7" calcext:value-type="float">
            <text:p>1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8" calcext:value-type="float">
            <text:p>1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9" calcext:value-type="float">
            <text:p>1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20" calcext:value-type="float">
            <text:p>2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21" calcext:value-type="float">
            <text:p>2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22" calcext:value-type="float">
            <text:p>2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23" calcext:value-type="float">
            <text:p>2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24" calcext:value-type="float">
            <text:p>2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25" calcext:value-type="float">
            <text:p>2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5" office:value-type="string" calcext:value-type="string">
            <text:p>-</text:p>
          </table:table-cell>
          <table:table-cell table:style-name="ce8" office:value-type="string" calcext:value-type="string">
            <text:p>.xyz</text:p>
          </table:table-cell>
          <table:table-cell table:style-name="ce11" office:value-type="string" calcext:value-type="string">
            <text:p>:</text:p>
          </table:table-cell>
          <table:table-cell table:style-name="ce15"/>
          <table:table-cell table:style-name="ce18" office:value-type="string" calcext:value-type="string">
            <text:p>Peripheral</text:p>
          </table:table-cell>
          <table:table-cell table:style-name="ce11" office:value-type="string" calcext:value-type="string">
            <text:p>-</text:p>
          </table:table-cell>
          <table:table-cell table:style-name="ce21" office:value-type="float" office:value="26" calcext:value-type="float">
            <text:p>2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 table:style-name="ce1"/>
          <table:table-cell table:style-name="ce2" office:value-type="string" calcext:value-type="string">
            <text:p>-</text:p>
          </table:table-cell>
          <table:table-cell table:style-name="ce6" office:value-type="string" calcext:value-type="string">
            <text:p>set.blueprint</text:p>
          </table:table-cell>
          <table:table-cell table:style-name="ce9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Mode</text:p>
          </table:table-cell>
          <table:table-cell table:style-name="ce9" office:value-type="string" calcext:value-type="string">
            <text:p>-</text:p>
          </table:table-cell>
          <table:table-cell table:style-name="ce19" office:value-type="string" calcext:value-type="string">
            <text:p>C#3</text:p>
          </table:table-cell>
          <table:table-cell table:style-name="ce22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"/>
          <table:table-cell table:style-name="ce1" table:number-columns-repeated="2"/>
          <table:table-cell table:style-name="ce12"/>
          <table:table-cell table:style-name="ce1" table:number-columns-repeated="3"/>
          <table:table-cell table:style-name="ce23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recycle.i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Concern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2" calcext:value-type="float">
            <text:p>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3" calcext:value-type="float">
            <text:p>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4" calcext:value-type="float">
            <text:p>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5" calcext:value-type="float">
            <text:p>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6" calcext:value-type="float">
            <text:p>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7" calcext:value-type="float">
            <text:p>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8" calcext:value-type="float">
            <text:p>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9" calcext:value-type="float">
            <text:p>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0" calcext:value-type="float">
            <text:p>1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1" calcext:value-type="float">
            <text:p>1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2" calcext:value-type="float">
            <text:p>1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3" calcext:value-type="float">
            <text:p>1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4" calcext:value-type="float">
            <text:p>1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5" calcext:value-type="float">
            <text:p>1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6" calcext:value-type="float">
            <text:p>1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7" calcext:value-type="float">
            <text:p>1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8" calcext:value-type="float">
            <text:p>1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9" calcext:value-type="float">
            <text:p>1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20" calcext:value-type="float">
            <text:p>2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21" calcext:value-type="float">
            <text:p>2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22" calcext:value-type="float">
            <text:p>2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23" calcext:value-type="float">
            <text:p>2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24" calcext:value-type="float">
            <text:p>2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25" calcext:value-type="float">
            <text:p>2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5" office:value-type="string" calcext:value-type="string">
            <text:p>-</text:p>
          </table:table-cell>
          <table:table-cell table:style-name="ce8" office:value-type="string" calcext:value-type="string">
            <text:p>.it</text:p>
          </table:table-cell>
          <table:table-cell table:style-name="ce11" office:value-type="string" calcext:value-type="string">
            <text:p>:</text:p>
          </table:table-cell>
          <table:table-cell table:style-name="ce15"/>
          <table:table-cell table:style-name="ce18" office:value-type="string" calcext:value-type="string">
            <text:p>Nonetheless</text:p>
          </table:table-cell>
          <table:table-cell table:style-name="ce11" office:value-type="string" calcext:value-type="string">
            <text:p>-</text:p>
          </table:table-cell>
          <table:table-cell table:style-name="ce21" office:value-type="float" office:value="26" calcext:value-type="float">
            <text:p>2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 table:number-rows-repeated="10484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ePlate33" table:style-name="ta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number-columns-repeated="1014" table:default-cell-style-name="Default"/>
        <table:table-row table:style-name="ro1">
          <table:table-cell/>
          <table:table-cell table:style-name="ce1" table:number-columns-repeated="8"/>
          <table:table-cell table:number-columns-repeated="1015"/>
        </table:table-row>
        <table:table-row table:style-name="ro1">
          <table:table-cell table:style-name="ce1"/>
          <table:table-cell table:style-name="ce2" office:value-type="string" calcext:value-type="string">
            <text:p>-</text:p>
          </table:table-cell>
          <table:table-cell table:style-name="ce6" office:value-type="string" calcext:value-type="string">
            <text:p>_prePlate33_</text:p>
          </table:table-cell>
          <table:table-cell table:style-name="ce9" office:value-type="string" calcext:value-type="string">
            <text:p>:</text:p>
          </table:table-cell>
          <table:table-cell table:style-name="ce13" office:value-type="string" calcext:value-type="string">
            <text:p>Free &gt; Expert &gt; Debate &gt; Condition &gt; Bread &gt; Alarm &gt; </text:p>
          </table:table-cell>
          <table:table-cell table:style-name="ce16" office:value-type="string" calcext:value-type="string">
            <text:p>Application</text:p>
          </table:table-cell>
          <table:table-cell table:style-name="ce9" office:value-type="string" calcext:value-type="string">
            <text:p>-</text:p>
          </table:table-cell>
          <table:table-cell table:style-name="ce19" office:value-type="string" calcext:value-type="string">
            <text:p>#</text:p>
          </table:table-cell>
          <table:table-cell table:style-name="ce22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"/>
          <table:table-cell table:style-name="ce1" table:number-columns-repeated="2"/>
          <table:table-cell table:style-name="ce12"/>
          <table:table-cell table:style-name="ce1" table:number-columns-repeated="3"/>
          <table:table-cell table:style-name="ce23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procedure_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Context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decide_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Summary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" calcext:value-type="float">
            <text:p>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initiate_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Referenc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3" calcext:value-type="float">
            <text:p>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create_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Modul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4" calcext:value-type="float">
            <text:p>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process_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Story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5" calcext:value-type="float">
            <text:p>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execute_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Compact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6" calcext:value-type="float">
            <text:p>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switch_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Environment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7" calcext:value-type="float">
            <text:p>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verify_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Cultur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8" calcext:value-type="float">
            <text:p>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feature_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Business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9" calcext:value-type="float">
            <text:p>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seize_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Policy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0" calcext:value-type="float">
            <text:p>1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mandatory_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Bond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1" calcext:value-type="float">
            <text:p>1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extra_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Authentic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2" calcext:value-type="float">
            <text:p>1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device_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Encrypt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3" calcext:value-type="float">
            <text:p>1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system_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Decrypt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4" calcext:value-type="float">
            <text:p>1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use_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Copyright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5" calcext:value-type="float">
            <text:p>1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office_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Park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6" calcext:value-type="float">
            <text:p>1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relate_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Sensor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7" calcext:value-type="float">
            <text:p>1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make_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Radius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8" calcext:value-type="float">
            <text:p>1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wave_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Transmission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9" calcext:value-type="float">
            <text:p>1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interest_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Layer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0" calcext:value-type="float">
            <text:p>2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band_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Aggregat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1" calcext:value-type="float">
            <text:p>2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reason_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History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2" calcext:value-type="float">
            <text:p>2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slim_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Electric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3" calcext:value-type="float">
            <text:p>2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bit_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Fuel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4" calcext:value-type="float">
            <text:p>2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whole_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Council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5" calcext:value-type="float">
            <text:p>2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5" office:value-type="string" calcext:value-type="string">
            <text:p>-</text:p>
          </table:table-cell>
          <table:table-cell table:style-name="ce8" office:value-type="string" calcext:value-type="string">
            <text:p>_group_</text:p>
          </table:table-cell>
          <table:table-cell table:style-name="ce11" office:value-type="string" calcext:value-type="string">
            <text:p>:</text:p>
          </table:table-cell>
          <table:table-cell table:style-name="ce15"/>
          <table:table-cell table:style-name="ce18" office:value-type="string" calcext:value-type="string">
            <text:p>Fuse</text:p>
          </table:table-cell>
          <table:table-cell table:style-name="ce11" office:value-type="string" calcext:value-type="string">
            <text:p>-</text:p>
          </table:table-cell>
          <table:table-cell table:style-name="ce21" office:value-type="float" office:value="26" calcext:value-type="float">
            <text:p>2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/>
          <table:table-cell table:style-name="ce1" table:number-columns-repeated="8"/>
          <table:table-cell table:number-columns-repeated="1015"/>
        </table:table-row>
        <table:table-row table:style-name="ro1">
          <table:table-cell table:style-name="ce1"/>
          <table:table-cell table:style-name="ce2" office:value-type="string" calcext:value-type="string">
            <text:p>-</text:p>
          </table:table-cell>
          <table:table-cell table:style-name="ce6" office:value-type="string" calcext:value-type="string">
            <text:p>_procedure_</text:p>
          </table:table-cell>
          <table:table-cell table:style-name="ce9" office:value-type="string" calcext:value-type="string">
            <text:p>:</text:p>
          </table:table-cell>
          <table:table-cell table:style-name="ce13" office:value-type="string" calcext:value-type="string">
            <text:p>Faith &gt; Easy &gt; Diet &gt; Cost &gt; Brand &gt; Appeal &gt; </text:p>
          </table:table-cell>
          <table:table-cell table:style-name="ce16" office:value-type="string" calcext:value-type="string">
            <text:p>Syntax</text:p>
          </table:table-cell>
          <table:table-cell table:style-name="ce9" office:value-type="string" calcext:value-type="string">
            <text:p>-</text:p>
          </table:table-cell>
          <table:table-cell table:style-name="ce19" office:value-type="string" calcext:value-type="string">
            <text:p>A#3</text:p>
          </table:table-cell>
          <table:table-cell table:style-name="ce22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"/>
          <table:table-cell table:style-name="ce1" table:number-columns-repeated="2"/>
          <table:table-cell table:style-name="ce12"/>
          <table:table-cell table:style-name="ce1" table:number-columns-repeated="3"/>
          <table:table-cell table:style-name="ce23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bean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Management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disk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Recursion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" calcext:value-type="float">
            <text:p>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shad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Architectur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3" calcext:value-type="float">
            <text:p>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produc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Characteristic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4" calcext:value-type="float">
            <text:p>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pass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Specification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5" calcext:value-type="float">
            <text:p>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po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Organisation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6" calcext:value-type="float">
            <text:p>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pars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Instrumentation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7" calcext:value-type="float">
            <text:p>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plus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Expression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8" calcext:value-type="float">
            <text:p>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agil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Specialisation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9" calcext:value-type="float">
            <text:p>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break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Diversification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0" calcext:value-type="float">
            <text:p>1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hi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Information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1" calcext:value-type="float">
            <text:p>1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room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Terminology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2" calcext:value-type="float">
            <text:p>1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sack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Cosmetic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3" calcext:value-type="float">
            <text:p>1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leas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Mechanism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4" calcext:value-type="float">
            <text:p>1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ejec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Corporation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5" calcext:value-type="float">
            <text:p>1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check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Classification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6" calcext:value-type="float">
            <text:p>1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shar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Communication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7" calcext:value-type="float">
            <text:p>1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mask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Relativity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8" calcext:value-type="float">
            <text:p>1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swip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Acknowledgement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9" calcext:value-type="float">
            <text:p>1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righ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Technology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0" calcext:value-type="float">
            <text:p>2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crowd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Commission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1" calcext:value-type="float">
            <text:p>2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nin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Occupation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2" calcext:value-type="float">
            <text:p>2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skin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Symmetry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3" calcext:value-type="float">
            <text:p>2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degre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Diplomacy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4" calcext:value-type="float">
            <text:p>2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block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Education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5" calcext:value-type="float">
            <text:p>2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5" office:value-type="string" calcext:value-type="string">
            <text:p>-</text:p>
          </table:table-cell>
          <table:table-cell table:style-name="ce8" office:value-type="string" calcext:value-type="string">
            <text:p>_unique</text:p>
          </table:table-cell>
          <table:table-cell table:style-name="ce11" office:value-type="string" calcext:value-type="string">
            <text:p>:</text:p>
          </table:table-cell>
          <table:table-cell table:style-name="ce15"/>
          <table:table-cell table:style-name="ce18" office:value-type="string" calcext:value-type="string">
            <text:p>Requirement</text:p>
          </table:table-cell>
          <table:table-cell table:style-name="ce11" office:value-type="string" calcext:value-type="string">
            <text:p>-</text:p>
          </table:table-cell>
          <table:table-cell table:style-name="ce21" office:value-type="float" office:value="26" calcext:value-type="float">
            <text:p>2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/>
          <table:table-cell table:style-name="ce1" table:number-columns-repeated="8"/>
          <table:table-cell table:number-columns-repeated="1015"/>
        </table:table-row>
        <table:table-row table:style-name="ro1">
          <table:table-cell table:style-name="ce1"/>
          <table:table-cell table:style-name="ce2" office:value-type="string" calcext:value-type="string">
            <text:p>-</text:p>
          </table:table-cell>
          <table:table-cell table:style-name="ce6" office:value-type="string" calcext:value-type="string">
            <text:p>_decide_</text:p>
          </table:table-cell>
          <table:table-cell table:style-name="ce9" office:value-type="string" calcext:value-type="string">
            <text:p>:</text:p>
          </table:table-cell>
          <table:table-cell table:style-name="ce13" office:value-type="string" calcext:value-type="string">
            <text:p>Friend &gt; Elite &gt; Dive &gt; Clock &gt; Boat &gt; Ask &gt; </text:p>
          </table:table-cell>
          <table:table-cell table:style-name="ce16" office:value-type="string" calcext:value-type="string">
            <text:p>Script</text:p>
          </table:table-cell>
          <table:table-cell table:style-name="ce9" office:value-type="string" calcext:value-type="string">
            <text:p>-</text:p>
          </table:table-cell>
          <table:table-cell table:style-name="ce19" office:value-type="string" calcext:value-type="string">
            <text:p>B#2</text:p>
          </table:table-cell>
          <table:table-cell table:style-name="ce22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"/>
          <table:table-cell table:style-name="ce1" table:number-columns-repeated="2"/>
          <table:table-cell table:style-name="ce12"/>
          <table:table-cell table:style-name="ce1" table:number-columns-repeated="3"/>
          <table:table-cell table:style-name="ce23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deep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Chrom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box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Rack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" calcext:value-type="float">
            <text:p>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for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Scenery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3" calcext:value-type="float">
            <text:p>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medium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Network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4" calcext:value-type="float">
            <text:p>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liquid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Custom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5" calcext:value-type="float">
            <text:p>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star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Flask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6" calcext:value-type="float">
            <text:p>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orbi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Basket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7" calcext:value-type="float">
            <text:p>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cours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Shell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8" calcext:value-type="float">
            <text:p>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gues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Screen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9" calcext:value-type="float">
            <text:p>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sound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Asymmetry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0" calcext:value-type="float">
            <text:p>1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poin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Symbol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1" calcext:value-type="float">
            <text:p>1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origin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Linear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2" calcext:value-type="float">
            <text:p>1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entry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Carbon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3" calcext:value-type="float">
            <text:p>1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inves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Stream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4" calcext:value-type="float">
            <text:p>1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whil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Model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5" calcext:value-type="float">
            <text:p>1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exi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Maintain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6" calcext:value-type="float">
            <text:p>1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log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Rat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7" calcext:value-type="float">
            <text:p>1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typ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Centr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8" calcext:value-type="float">
            <text:p>1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task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Top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9" calcext:value-type="float">
            <text:p>1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data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Piec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0" calcext:value-type="float">
            <text:p>2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stop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Total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1" calcext:value-type="float">
            <text:p>2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opposit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Serv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2" calcext:value-type="float">
            <text:p>2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similar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Nest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3" calcext:value-type="float">
            <text:p>2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prin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Engin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4" calcext:value-type="float">
            <text:p>2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clip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Paper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5" calcext:value-type="float">
            <text:p>2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5" office:value-type="string" calcext:value-type="string">
            <text:p>-</text:p>
          </table:table-cell>
          <table:table-cell table:style-name="ce8" office:value-type="string" calcext:value-type="string">
            <text:p>_format</text:p>
          </table:table-cell>
          <table:table-cell table:style-name="ce11" office:value-type="string" calcext:value-type="string">
            <text:p>:</text:p>
          </table:table-cell>
          <table:table-cell table:style-name="ce15"/>
          <table:table-cell table:style-name="ce18" office:value-type="string" calcext:value-type="string">
            <text:p>Heading</text:p>
          </table:table-cell>
          <table:table-cell table:style-name="ce11" office:value-type="string" calcext:value-type="string">
            <text:p>-</text:p>
          </table:table-cell>
          <table:table-cell table:style-name="ce21" office:value-type="float" office:value="26" calcext:value-type="float">
            <text:p>2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/>
          <table:table-cell table:style-name="ce1" table:number-columns-repeated="8"/>
          <table:table-cell table:number-columns-repeated="1015"/>
        </table:table-row>
        <table:table-row table:style-name="ro1">
          <table:table-cell table:style-name="ce1"/>
          <table:table-cell table:style-name="ce2" office:value-type="string" calcext:value-type="string">
            <text:p>-</text:p>
          </table:table-cell>
          <table:table-cell table:style-name="ce6" office:value-type="string" calcext:value-type="string">
            <text:p>_initiate_</text:p>
          </table:table-cell>
          <table:table-cell table:style-name="ce9" office:value-type="string" calcext:value-type="string">
            <text:p>:</text:p>
          </table:table-cell>
          <table:table-cell table:style-name="ce13" office:value-type="string" calcext:value-type="string">
            <text:p>Fun &gt; Esteem &gt; Depict &gt; Castle &gt; Bind &gt; Arts &gt; </text:p>
          </table:table-cell>
          <table:table-cell table:style-name="ce16" office:value-type="string" calcext:value-type="string">
            <text:p>Torrent</text:p>
          </table:table-cell>
          <table:table-cell table:style-name="ce9" office:value-type="string" calcext:value-type="string">
            <text:p>-</text:p>
          </table:table-cell>
          <table:table-cell table:style-name="ce19" office:value-type="string" calcext:value-type="string">
            <text:p>C#3</text:p>
          </table:table-cell>
          <table:table-cell table:style-name="ce22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"/>
          <table:table-cell table:style-name="ce1" table:number-columns-repeated="2"/>
          <table:table-cell table:style-name="ce12"/>
          <table:table-cell table:style-name="ce1" table:number-columns-repeated="3"/>
          <table:table-cell table:style-name="ce23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new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Relay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sourc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Comput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" calcext:value-type="float">
            <text:p>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full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Analogu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3" calcext:value-type="float">
            <text:p>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period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Filter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4" calcext:value-type="float">
            <text:p>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random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Power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5" calcext:value-type="float">
            <text:p>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serial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Distribut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6" calcext:value-type="float">
            <text:p>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try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Record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7" calcext:value-type="float">
            <text:p>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tool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Separat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8" calcext:value-type="float">
            <text:p>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micro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Bank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9" calcext:value-type="float">
            <text:p>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catch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Append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0" calcext:value-type="float">
            <text:p>1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nex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Submit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1" calcext:value-type="float">
            <text:p>1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this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Caret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2" calcext:value-type="float">
            <text:p>1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els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Bend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3" calcext:value-type="float">
            <text:p>1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either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Accomplish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4" calcext:value-type="float">
            <text:p>1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equal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Besid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5" calcext:value-type="float">
            <text:p>1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previous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Track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6" calcext:value-type="float">
            <text:p>1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continu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Unit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7" calcext:value-type="float">
            <text:p>1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adap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Global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8" calcext:value-type="float">
            <text:p>1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sequenc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Virtual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9" calcext:value-type="float">
            <text:p>1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main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Logarithm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0" calcext:value-type="float">
            <text:p>2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void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Cap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1" calcext:value-type="float">
            <text:p>2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sor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Structur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2" calcext:value-type="float">
            <text:p>2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coun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Spring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3" calcext:value-type="float">
            <text:p>2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length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Link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4" calcext:value-type="float">
            <text:p>2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trim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Transform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5" calcext:value-type="float">
            <text:p>2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5" office:value-type="string" calcext:value-type="string">
            <text:p>-</text:p>
          </table:table-cell>
          <table:table-cell table:style-name="ce8" office:value-type="string" calcext:value-type="string">
            <text:p>_let</text:p>
          </table:table-cell>
          <table:table-cell table:style-name="ce11" office:value-type="string" calcext:value-type="string">
            <text:p>:</text:p>
          </table:table-cell>
          <table:table-cell table:style-name="ce15"/>
          <table:table-cell table:style-name="ce18" office:value-type="string" calcext:value-type="string">
            <text:p>Gross</text:p>
          </table:table-cell>
          <table:table-cell table:style-name="ce11" office:value-type="string" calcext:value-type="string">
            <text:p>-</text:p>
          </table:table-cell>
          <table:table-cell table:style-name="ce21" office:value-type="float" office:value="26" calcext:value-type="float">
            <text:p>2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/>
          <table:table-cell table:style-name="ce1" table:number-columns-repeated="8"/>
          <table:table-cell table:number-columns-repeated="1015"/>
        </table:table-row>
        <table:table-row table:style-name="ro1">
          <table:table-cell table:style-name="ce1"/>
          <table:table-cell table:style-name="ce2" office:value-type="string" calcext:value-type="string">
            <text:p>-</text:p>
          </table:table-cell>
          <table:table-cell table:style-name="ce6" office:value-type="string" calcext:value-type="string">
            <text:p>_create_</text:p>
          </table:table-cell>
          <table:table-cell table:style-name="ce9" office:value-type="string" calcext:value-type="string">
            <text:p>:</text:p>
          </table:table-cell>
          <table:table-cell table:style-name="ce13" office:value-type="string" calcext:value-type="string">
            <text:p>Fauna &amp; Flora &gt; Epic &gt; Dais &gt; Cave &gt; By &gt; All &gt; </text:p>
          </table:table-cell>
          <table:table-cell table:style-name="ce16" office:value-type="string" calcext:value-type="string">
            <text:p>Infrastructure</text:p>
          </table:table-cell>
          <table:table-cell table:style-name="ce9" office:value-type="string" calcext:value-type="string">
            <text:p>-</text:p>
          </table:table-cell>
          <table:table-cell table:style-name="ce19" office:value-type="string" calcext:value-type="string">
            <text:p>D#3</text:p>
          </table:table-cell>
          <table:table-cell table:style-name="ce22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"/>
          <table:table-cell table:style-name="ce1" table:number-columns-repeated="2"/>
          <table:table-cell table:style-name="ce12"/>
          <table:table-cell table:style-name="ce1" table:number-columns-repeated="3"/>
          <table:table-cell table:style-name="ce23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fraction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Lesson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exclud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Stylish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" calcext:value-type="float">
            <text:p>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includ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Canal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3" calcext:value-type="float">
            <text:p>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admin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Magazin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4" calcext:value-type="float">
            <text:p>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static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Inertia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5" calcext:value-type="float">
            <text:p>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company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Foundation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6" calcext:value-type="float">
            <text:p>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door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Appropriat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7" calcext:value-type="float">
            <text:p>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table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Fortun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8" calcext:value-type="float">
            <text:p>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tranc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Fledg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9" calcext:value-type="float">
            <text:p>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insuranc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Panorama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0" calcext:value-type="float">
            <text:p>1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rear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Worth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1" calcext:value-type="float">
            <text:p>1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buy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Wealth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2" calcext:value-type="float">
            <text:p>1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duo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Cliff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3" calcext:value-type="float">
            <text:p>1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lock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Basic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4" calcext:value-type="float">
            <text:p>1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sell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Hurdl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5" calcext:value-type="float">
            <text:p>1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hid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Quarter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6" calcext:value-type="float">
            <text:p>1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silen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Frequency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7" calcext:value-type="float">
            <text:p>1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bed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Refraction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8" calcext:value-type="float">
            <text:p>1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capsul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Circumstanc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9" calcext:value-type="float">
            <text:p>1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satellit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Relevanc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0" calcext:value-type="float">
            <text:p>2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opaqu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Composit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1" calcext:value-type="float">
            <text:p>2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throw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Rarity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2" calcext:value-type="float">
            <text:p>2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error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Campus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3" calcext:value-type="float">
            <text:p>2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defaul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Compatibl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4" calcext:value-type="float">
            <text:p>2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cron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Diary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5" calcext:value-type="float">
            <text:p>2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5" office:value-type="string" calcext:value-type="string">
            <text:p>-</text:p>
          </table:table-cell>
          <table:table-cell table:style-name="ce8" office:value-type="string" calcext:value-type="string">
            <text:p>_function</text:p>
          </table:table-cell>
          <table:table-cell table:style-name="ce11" office:value-type="string" calcext:value-type="string">
            <text:p>:</text:p>
          </table:table-cell>
          <table:table-cell table:style-name="ce15"/>
          <table:table-cell table:style-name="ce18" office:value-type="string" calcext:value-type="string">
            <text:p>Lexicon</text:p>
          </table:table-cell>
          <table:table-cell table:style-name="ce11" office:value-type="string" calcext:value-type="string">
            <text:p>-</text:p>
          </table:table-cell>
          <table:table-cell table:style-name="ce21" office:value-type="float" office:value="26" calcext:value-type="float">
            <text:p>2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/>
          <table:table-cell table:style-name="ce1" table:number-columns-repeated="8"/>
          <table:table-cell table:number-columns-repeated="1015"/>
        </table:table-row>
        <table:table-row table:style-name="ro1">
          <table:table-cell table:style-name="ce1"/>
          <table:table-cell table:style-name="ce2" office:value-type="string" calcext:value-type="string">
            <text:p>-</text:p>
          </table:table-cell>
          <table:table-cell table:style-name="ce6" office:value-type="string" calcext:value-type="string">
            <text:p>_process_</text:p>
          </table:table-cell>
          <table:table-cell table:style-name="ce9" office:value-type="string" calcext:value-type="string">
            <text:p>:</text:p>
          </table:table-cell>
          <table:table-cell table:style-name="ce13" office:value-type="string" calcext:value-type="string">
            <text:p>Fact &gt; Elect &gt; Dense &gt; Cream &gt; Bridge &gt; At &gt; </text:p>
          </table:table-cell>
          <table:table-cell table:style-name="ce16" office:value-type="string" calcext:value-type="string">
            <text:p>Quantum</text:p>
          </table:table-cell>
          <table:table-cell table:style-name="ce9" office:value-type="string" calcext:value-type="string">
            <text:p>-</text:p>
          </table:table-cell>
          <table:table-cell table:style-name="ce19" office:value-type="string" calcext:value-type="string">
            <text:p>E#3</text:p>
          </table:table-cell>
          <table:table-cell table:style-name="ce22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"/>
          <table:table-cell table:style-name="ce1" table:number-columns-repeated="2"/>
          <table:table-cell table:style-name="ce12"/>
          <table:table-cell table:style-name="ce1" table:number-columns-repeated="3"/>
          <table:table-cell table:style-name="ce23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splash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Sampl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tru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Forc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" calcext:value-type="float">
            <text:p>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floa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Set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3" calcext:value-type="float">
            <text:p>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spou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Fil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4" calcext:value-type="float">
            <text:p>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abstrac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Effect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5" calcext:value-type="float">
            <text:p>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flux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Fragment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6" calcext:value-type="float">
            <text:p>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delta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Impact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7" calcext:value-type="float">
            <text:p>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align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Fund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8" calcext:value-type="float">
            <text:p>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textur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Solid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9" calcext:value-type="float">
            <text:p>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exponen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Guaranty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0" calcext:value-type="float">
            <text:p>1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objec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Peer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1" calcext:value-type="float">
            <text:p>1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success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Trac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2" calcext:value-type="float">
            <text:p>1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bonus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Rock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3" calcext:value-type="float">
            <text:p>1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sui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Exquisit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4" calcext:value-type="float">
            <text:p>1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preced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Routin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5" calcext:value-type="float">
            <text:p>1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star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Address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6" calcext:value-type="float">
            <text:p>1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jack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Intellect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7" calcext:value-type="float">
            <text:p>1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gradien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Equity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8" calcext:value-type="float">
            <text:p>1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tin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Self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9" calcext:value-type="float">
            <text:p>1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alias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Mock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0" calcext:value-type="float">
            <text:p>2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gamma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Practical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1" calcext:value-type="float">
            <text:p>2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interfac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Apply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2" calcext:value-type="float">
            <text:p>2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distinc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Signatur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3" calcext:value-type="float">
            <text:p>2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string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Stretch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4" calcext:value-type="float">
            <text:p>2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fals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Accelerat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5" calcext:value-type="float">
            <text:p>2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5" office:value-type="string" calcext:value-type="string">
            <text:p>-</text:p>
          </table:table-cell>
          <table:table-cell table:style-name="ce8" office:value-type="string" calcext:value-type="string">
            <text:p>_jump</text:p>
          </table:table-cell>
          <table:table-cell table:style-name="ce11" office:value-type="string" calcext:value-type="string">
            <text:p>:</text:p>
          </table:table-cell>
          <table:table-cell table:style-name="ce15"/>
          <table:table-cell table:style-name="ce18" office:value-type="string" calcext:value-type="string">
            <text:p>Periodic</text:p>
          </table:table-cell>
          <table:table-cell table:style-name="ce11" office:value-type="string" calcext:value-type="string">
            <text:p>-</text:p>
          </table:table-cell>
          <table:table-cell table:style-name="ce21" office:value-type="float" office:value="26" calcext:value-type="float">
            <text:p>2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/>
          <table:table-cell table:style-name="ce1" table:number-columns-repeated="8"/>
          <table:table-cell table:number-columns-repeated="1015"/>
        </table:table-row>
        <table:table-row table:style-name="ro1">
          <table:table-cell table:style-name="ce1"/>
          <table:table-cell table:style-name="ce2" office:value-type="string" calcext:value-type="string">
            <text:p>-</text:p>
          </table:table-cell>
          <table:table-cell table:style-name="ce6" office:value-type="string" calcext:value-type="string">
            <text:p>_execute_</text:p>
          </table:table-cell>
          <table:table-cell table:style-name="ce9" office:value-type="string" calcext:value-type="string">
            <text:p>:</text:p>
          </table:table-cell>
          <table:table-cell table:style-name="ce13" office:value-type="string" calcext:value-type="string">
            <text:p>Flat &gt; Energy &gt; Date &gt; Case &gt; Border &gt; Aim &gt; </text:p>
          </table:table-cell>
          <table:table-cell table:style-name="ce16" office:value-type="string" calcext:value-type="string">
            <text:p>Motor</text:p>
          </table:table-cell>
          <table:table-cell table:style-name="ce9" office:value-type="string" calcext:value-type="string">
            <text:p>-</text:p>
          </table:table-cell>
          <table:table-cell table:style-name="ce19" office:value-type="string" calcext:value-type="string">
            <text:p>F#5</text:p>
          </table:table-cell>
          <table:table-cell table:style-name="ce22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"/>
          <table:table-cell table:style-name="ce1" table:number-columns-repeated="2"/>
          <table:table-cell table:style-name="ce12"/>
          <table:table-cell table:style-name="ce1" table:number-columns-repeated="3"/>
          <table:table-cell table:style-name="ce23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measur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Fram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explod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Cell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" calcext:value-type="float">
            <text:p>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lis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Dash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3" calcext:value-type="float">
            <text:p>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receiv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Torqu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4" calcext:value-type="float">
            <text:p>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graphic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Push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5" calcext:value-type="float">
            <text:p>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pu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Schem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6" calcext:value-type="float">
            <text:p>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direction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Shift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7" calcext:value-type="float">
            <text:p>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class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Access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8" calcext:value-type="float">
            <text:p>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implemen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Sign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9" calcext:value-type="float">
            <text:p>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prototyp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Metr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0" calcext:value-type="float">
            <text:p>1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assembly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Spot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1" calcext:value-type="float">
            <text:p>1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amplifier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Insulat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2" calcext:value-type="float">
            <text:p>1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genesis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Equalis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3" calcext:value-type="float">
            <text:p>1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develop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Install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4" calcext:value-type="float">
            <text:p>1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transceiver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Radio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5" calcext:value-type="float">
            <text:p>1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typography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turn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6" calcext:value-type="float">
            <text:p>1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deploymen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Escalat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7" calcext:value-type="float">
            <text:p>1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communicat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Reflect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8" calcext:value-type="float">
            <text:p>1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attribut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Through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9" calcext:value-type="float">
            <text:p>1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transaction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Wheel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0" calcext:value-type="float">
            <text:p>2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ge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Arrow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1" calcext:value-type="float">
            <text:p>2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buffer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Pull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2" calcext:value-type="float">
            <text:p>2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transmi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Compil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3" calcext:value-type="float">
            <text:p>2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dictionary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Hik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4" calcext:value-type="float">
            <text:p>2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implod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Ring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5" calcext:value-type="float">
            <text:p>2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5" office:value-type="string" calcext:value-type="string">
            <text:p>-</text:p>
          </table:table-cell>
          <table:table-cell table:style-name="ce8" office:value-type="string" calcext:value-type="string">
            <text:p>_swing</text:p>
          </table:table-cell>
          <table:table-cell table:style-name="ce11" office:value-type="string" calcext:value-type="string">
            <text:p>:</text:p>
          </table:table-cell>
          <table:table-cell table:style-name="ce15"/>
          <table:table-cell table:style-name="ce18" office:value-type="string" calcext:value-type="string">
            <text:p>Wool</text:p>
          </table:table-cell>
          <table:table-cell table:style-name="ce11" office:value-type="string" calcext:value-type="string">
            <text:p>-</text:p>
          </table:table-cell>
          <table:table-cell table:style-name="ce21" office:value-type="float" office:value="26" calcext:value-type="float">
            <text:p>2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/>
          <table:table-cell table:style-name="ce1" table:number-columns-repeated="8"/>
          <table:table-cell table:number-columns-repeated="1015"/>
        </table:table-row>
        <table:table-row table:style-name="ro1">
          <table:table-cell table:style-name="ce1"/>
          <table:table-cell table:style-name="ce2" office:value-type="string" calcext:value-type="string">
            <text:p>-</text:p>
          </table:table-cell>
          <table:table-cell table:style-name="ce6" office:value-type="string" calcext:value-type="string">
            <text:p>_switch_</text:p>
          </table:table-cell>
          <table:table-cell table:style-name="ce9" office:value-type="string" calcext:value-type="string">
            <text:p>:</text:p>
          </table:table-cell>
          <table:table-cell table:style-name="ce13" office:value-type="string" calcext:value-type="string">
            <text:p>Fluid &gt; Explore &gt; Drive &gt; Choice &gt; Book &gt; And &gt; </text:p>
          </table:table-cell>
          <table:table-cell table:style-name="ce16" office:value-type="string" calcext:value-type="string">
            <text:p>Wrap</text:p>
          </table:table-cell>
          <table:table-cell table:style-name="ce9" office:value-type="string" calcext:value-type="string">
            <text:p>-</text:p>
          </table:table-cell>
          <table:table-cell table:style-name="ce19" office:value-type="string" calcext:value-type="string">
            <text:p>G#3</text:p>
          </table:table-cell>
          <table:table-cell table:style-name="ce22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"/>
          <table:table-cell table:style-name="ce1" table:number-columns-repeated="2"/>
          <table:table-cell table:style-name="ce12"/>
          <table:table-cell table:style-name="ce1" table:number-columns-repeated="3"/>
          <table:table-cell table:style-name="ce23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refill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Chair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respons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Temporary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" calcext:value-type="float">
            <text:p>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general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Explanation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3" calcext:value-type="float">
            <text:p>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wish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Portfolio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4" calcext:value-type="float">
            <text:p>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authentication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Mnemonic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5" calcext:value-type="float">
            <text:p>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debi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Exclusiv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6" calcext:value-type="float">
            <text:p>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plane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Earth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7" calcext:value-type="float">
            <text:p>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hibernat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Excel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8" calcext:value-type="float">
            <text:p>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namespac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Document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9" calcext:value-type="float">
            <text:p>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methodology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Voucher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0" calcext:value-type="float">
            <text:p>1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library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Favourit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1" calcext:value-type="float">
            <text:p>1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accessory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Solidarity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2" calcext:value-type="float">
            <text:p>1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miscellaneous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Profession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3" calcext:value-type="float">
            <text:p>1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repository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Inclusiv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4" calcext:value-type="float">
            <text:p>1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pastel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Exampl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5" calcext:value-type="float">
            <text:p>1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server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Material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6" calcext:value-type="float">
            <text:p>1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investmen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Advisory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7" calcext:value-type="float">
            <text:p>1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framework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Synonymous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8" calcext:value-type="float">
            <text:p>1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display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Ultimat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9" calcext:value-type="float">
            <text:p>1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master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Pressur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0" calcext:value-type="float">
            <text:p>2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credi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Typo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1" calcext:value-type="float">
            <text:p>2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authorisation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Smart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2" calcext:value-type="float">
            <text:p>2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qui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Notic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3" calcext:value-type="float">
            <text:p>2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kernel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Afterword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4" calcext:value-type="float">
            <text:p>2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platform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Album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5" calcext:value-type="float">
            <text:p>2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5" office:value-type="string" calcext:value-type="string">
            <text:p>-</text:p>
          </table:table-cell>
          <table:table-cell table:style-name="ce8" office:value-type="string" calcext:value-type="string">
            <text:p>_problem</text:p>
          </table:table-cell>
          <table:table-cell table:style-name="ce11" office:value-type="string" calcext:value-type="string">
            <text:p>:</text:p>
          </table:table-cell>
          <table:table-cell table:style-name="ce15"/>
          <table:table-cell table:style-name="ce18" office:value-type="string" calcext:value-type="string">
            <text:p>Quotation</text:p>
          </table:table-cell>
          <table:table-cell table:style-name="ce11" office:value-type="string" calcext:value-type="string">
            <text:p>-</text:p>
          </table:table-cell>
          <table:table-cell table:style-name="ce21" office:value-type="float" office:value="26" calcext:value-type="float">
            <text:p>2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/>
          <table:table-cell table:style-name="ce1" table:number-columns-repeated="8"/>
          <table:table-cell table:number-columns-repeated="1015"/>
        </table:table-row>
        <table:table-row table:style-name="ro1">
          <table:table-cell table:style-name="ce1"/>
          <table:table-cell table:style-name="ce2" office:value-type="string" calcext:value-type="string">
            <text:p>-</text:p>
          </table:table-cell>
          <table:table-cell table:style-name="ce6" office:value-type="string" calcext:value-type="string">
            <text:p>_verify_</text:p>
          </table:table-cell>
          <table:table-cell table:style-name="ce9" office:value-type="string" calcext:value-type="string">
            <text:p>:</text:p>
          </table:table-cell>
          <table:table-cell table:style-name="ce13" office:value-type="string" calcext:value-type="string">
            <text:p>Fire &gt; Evaluate &gt; Discover &gt; Cone &gt; Base &gt; Assert &gt; </text:p>
          </table:table-cell>
          <table:table-cell table:style-name="ce16" office:value-type="string" calcext:value-type="string">
            <text:p>Hood</text:p>
          </table:table-cell>
          <table:table-cell table:style-name="ce9" office:value-type="string" calcext:value-type="string">
            <text:p>-</text:p>
          </table:table-cell>
          <table:table-cell table:style-name="ce19" office:value-type="string" calcext:value-type="string">
            <text:p>H#4</text:p>
          </table:table-cell>
          <table:table-cell table:style-name="ce22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"/>
          <table:table-cell table:style-name="ce1" table:number-columns-repeated="2"/>
          <table:table-cell table:style-name="ce12"/>
          <table:table-cell table:style-name="ce1" table:number-columns-repeated="3"/>
          <table:table-cell table:style-name="ce23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doub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Cart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coverag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Automation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" calcext:value-type="float">
            <text:p>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lingual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Stall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3" calcext:value-type="float">
            <text:p>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original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Paramount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4" calcext:value-type="float">
            <text:p>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initial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Prologu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5" calcext:value-type="float">
            <text:p>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characters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Heritag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6" calcext:value-type="float">
            <text:p>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array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Attir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7" calcext:value-type="float">
            <text:p>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electron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Informativ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8" calcext:value-type="float">
            <text:p>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vertex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Concentration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9" calcext:value-type="float">
            <text:p>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coin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Contribution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0" calcext:value-type="float">
            <text:p>1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proxy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Substitut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1" calcext:value-type="float">
            <text:p>1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inciden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Nomine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2" calcext:value-type="float">
            <text:p>1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web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Priority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3" calcext:value-type="float">
            <text:p>1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even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Knowledg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4" calcext:value-type="float">
            <text:p>1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gazett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Lyric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5" calcext:value-type="float">
            <text:p>1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inquiry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Surcharg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6" calcext:value-type="float">
            <text:p>1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leas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Ingredient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7" calcext:value-type="float">
            <text:p>1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percentil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Prediction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8" calcext:value-type="float">
            <text:p>1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activity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Continuous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9" calcext:value-type="float">
            <text:p>1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ven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Guidanc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0" calcext:value-type="float">
            <text:p>2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ribbon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Profit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1" calcext:value-type="float">
            <text:p>2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fossil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Immers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2" calcext:value-type="float">
            <text:p>2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antiqu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Trick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3" calcext:value-type="float">
            <text:p>2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gam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Bid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4" calcext:value-type="float">
            <text:p>2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discovery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Offshor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5" calcext:value-type="float">
            <text:p>2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5" office:value-type="string" calcext:value-type="string">
            <text:p>-</text:p>
          </table:table-cell>
          <table:table-cell table:style-name="ce8" office:value-type="string" calcext:value-type="string">
            <text:p>_pencil</text:p>
          </table:table-cell>
          <table:table-cell table:style-name="ce11" office:value-type="string" calcext:value-type="string">
            <text:p>:</text:p>
          </table:table-cell>
          <table:table-cell table:style-name="ce15"/>
          <table:table-cell table:style-name="ce18" office:value-type="string" calcext:value-type="string">
            <text:p>Monument</text:p>
          </table:table-cell>
          <table:table-cell table:style-name="ce11" office:value-type="string" calcext:value-type="string">
            <text:p>-</text:p>
          </table:table-cell>
          <table:table-cell table:style-name="ce21" office:value-type="float" office:value="26" calcext:value-type="float">
            <text:p>2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/>
          <table:table-cell table:style-name="ce1" table:number-columns-repeated="8"/>
          <table:table-cell table:number-columns-repeated="1015"/>
        </table:table-row>
        <table:table-row table:style-name="ro2" table:number-rows-repeated="10483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loH26" table:style-name="ta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number-columns-repeated="1014" table:default-cell-style-name="Default"/>
        <table:table-row table:style-name="ro2">
          <table:table-cell table:number-columns-repeated="1024"/>
        </table:table-row>
        <table:table-row table:style-name="ro1">
          <table:table-cell table:style-name="ce1"/>
          <table:table-cell table:style-name="ce2" office:value-type="string" calcext:value-type="string">
            <text:p>-</text:p>
          </table:table-cell>
          <table:table-cell table:style-name="ce6" office:value-type="string" calcext:value-type="string">
            <text:p>soloH26</text:p>
          </table:table-cell>
          <table:table-cell table:style-name="ce9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Account</text:p>
          </table:table-cell>
          <table:table-cell table:style-name="ce9" office:value-type="string" calcext:value-type="string">
            <text:p>-</text:p>
          </table:table-cell>
          <table:table-cell table:style-name="ce19" office:value-type="string" calcext:value-type="string">
            <text:p>#</text:p>
          </table:table-cell>
          <table:table-cell table:style-name="ce22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"/>
          <table:table-cell table:style-name="ce1" table:number-columns-repeated="2"/>
          <table:table-cell table:style-name="ce12"/>
          <table:table-cell table:style-name="ce1" table:number-columns-repeated="3"/>
          <table:table-cell table:style-name="ce23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fixtur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Acronym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associat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Dust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" calcext:value-type="float">
            <text:p>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generat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Sag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3" calcext:value-type="float">
            <text:p>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examin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Convenienc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4" calcext:value-type="float">
            <text:p>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scal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Series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5" calcext:value-type="float">
            <text:p>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indexer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Standard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6" calcext:value-type="float">
            <text:p>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dynamic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Fidget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7" calcext:value-type="float">
            <text:p>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local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Fil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8" calcext:value-type="float">
            <text:p>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passag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Region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9" calcext:value-type="float">
            <text:p>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amplitud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Object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0" calcext:value-type="float">
            <text:p>1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substanc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Alpha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1" calcext:value-type="float">
            <text:p>1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enormous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Beta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2" calcext:value-type="float">
            <text:p>1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bonus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Gamma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3" calcext:value-type="float">
            <text:p>1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eviden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Room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4" calcext:value-type="float">
            <text:p>1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facilitat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Fork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5" calcext:value-type="float">
            <text:p>1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portabl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Band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6" calcext:value-type="float">
            <text:p>1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multitud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Surfac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7" calcext:value-type="float">
            <text:p>1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hook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Strain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8" calcext:value-type="float">
            <text:p>1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advanc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Carrier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9" calcext:value-type="float">
            <text:p>1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conduc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Transfer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0" calcext:value-type="float">
            <text:p>2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reflec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Lamp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1" calcext:value-type="float">
            <text:p>2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harmony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Classic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2" calcext:value-type="float">
            <text:p>2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synchronis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Embody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3" calcext:value-type="float">
            <text:p>2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distribut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Flavour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4" calcext:value-type="float">
            <text:p>2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broker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Vessel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5" calcext:value-type="float">
            <text:p>2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5" office:value-type="string" calcext:value-type="string">
            <text:p>-</text:p>
          </table:table-cell>
          <table:table-cell table:style-name="ce8" office:value-type="string" calcext:value-type="string">
            <text:p>thumb</text:p>
          </table:table-cell>
          <table:table-cell table:style-name="ce11" office:value-type="string" calcext:value-type="string">
            <text:p>:</text:p>
          </table:table-cell>
          <table:table-cell table:style-name="ce15"/>
          <table:table-cell table:style-name="ce18" office:value-type="string" calcext:value-type="string">
            <text:p>Tuesday</text:p>
          </table:table-cell>
          <table:table-cell table:style-name="ce11" office:value-type="string" calcext:value-type="string">
            <text:p>-</text:p>
          </table:table-cell>
          <table:table-cell table:style-name="ce21" office:value-type="float" office:value="26" calcext:value-type="float">
            <text:p>2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uSky24" table:style-name="ta5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number-columns-repeated="1014" table:default-cell-style-name="Default"/>
        <table:table-row table:style-name="ro2">
          <table:table-cell table:number-columns-repeated="1024"/>
        </table:table-row>
        <table:table-row table:style-name="ro1">
          <table:table-cell table:style-name="ce1"/>
          <table:table-cell table:style-name="ce2" office:value-type="string" calcext:value-type="string">
            <text:p>-</text:p>
          </table:table-cell>
          <table:table-cell table:style-name="ce6" office:value-type="string" calcext:value-type="string">
            <text:p>duSky24</text:p>
          </table:table-cell>
          <table:table-cell table:style-name="ce9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Instant</text:p>
          </table:table-cell>
          <table:table-cell table:style-name="ce9" office:value-type="string" calcext:value-type="string">
            <text:p>-</text:p>
          </table:table-cell>
          <table:table-cell table:style-name="ce19" office:value-type="string" calcext:value-type="string">
            <text:p>#</text:p>
          </table:table-cell>
          <table:table-cell table:style-name="ce22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"/>
          <table:table-cell table:style-name="ce1" table:number-columns-repeated="2"/>
          <table:table-cell table:style-name="ce12"/>
          <table:table-cell table:style-name="ce1" table:number-columns-repeated="3"/>
          <table:table-cell table:style-name="ce23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2" calcext:value-type="float">
            <text:p>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3" calcext:value-type="float">
            <text:p>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4" calcext:value-type="float">
            <text:p>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5" calcext:value-type="float">
            <text:p>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6" calcext:value-type="float">
            <text:p>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7" calcext:value-type="float">
            <text:p>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8" calcext:value-type="float">
            <text:p>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9" calcext:value-type="float">
            <text:p>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0" calcext:value-type="float">
            <text:p>1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1" calcext:value-type="float">
            <text:p>1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2" calcext:value-type="float">
            <text:p>1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3" calcext:value-type="float">
            <text:p>1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4" calcext:value-type="float">
            <text:p>1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5" calcext:value-type="float">
            <text:p>1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6" calcext:value-type="float">
            <text:p>1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7" calcext:value-type="float">
            <text:p>1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8" calcext:value-type="float">
            <text:p>1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9" calcext:value-type="float">
            <text:p>1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20" calcext:value-type="float">
            <text:p>2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21" calcext:value-type="float">
            <text:p>2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22" calcext:value-type="float">
            <text:p>2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23" calcext:value-type="float">
            <text:p>2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24" calcext:value-type="float">
            <text:p>2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25" calcext:value-type="float">
            <text:p>2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5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5"/>
          <table:table-cell table:style-name="ce18"/>
          <table:table-cell table:style-name="ce11" office:value-type="string" calcext:value-type="string">
            <text:p>-</text:p>
          </table:table-cell>
          <table:table-cell table:style-name="ce21" office:value-type="float" office:value="26" calcext:value-type="float">
            <text:p>2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Allow38" table:style-name="ta6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number-columns-repeated="1014" table:default-cell-style-name="Default"/>
        <table:table-row table:style-name="ro2">
          <table:table-cell table:number-columns-repeated="1024"/>
        </table:table-row>
        <table:table-row table:style-name="ro1">
          <table:table-cell table:style-name="ce1"/>
          <table:table-cell table:style-name="ce2" office:value-type="string" calcext:value-type="string">
            <text:p>-</text:p>
          </table:table-cell>
          <table:table-cell table:style-name="ce6" office:value-type="string" calcext:value-type="string">
            <text:p>shAllow38</text:p>
          </table:table-cell>
          <table:table-cell table:style-name="ce9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Manage</text:p>
          </table:table-cell>
          <table:table-cell table:style-name="ce9" office:value-type="string" calcext:value-type="string">
            <text:p>-</text:p>
          </table:table-cell>
          <table:table-cell table:style-name="ce19" office:value-type="string" calcext:value-type="string">
            <text:p>#</text:p>
          </table:table-cell>
          <table:table-cell table:style-name="ce22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"/>
          <table:table-cell table:style-name="ce1" table:number-columns-repeated="2"/>
          <table:table-cell table:style-name="ce12"/>
          <table:table-cell table:style-name="ce1" table:number-columns-repeated="3"/>
          <table:table-cell table:style-name="ce23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2" calcext:value-type="float">
            <text:p>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3" calcext:value-type="float">
            <text:p>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4" calcext:value-type="float">
            <text:p>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5" calcext:value-type="float">
            <text:p>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6" calcext:value-type="float">
            <text:p>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7" calcext:value-type="float">
            <text:p>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8" calcext:value-type="float">
            <text:p>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9" calcext:value-type="float">
            <text:p>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0" calcext:value-type="float">
            <text:p>1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1" calcext:value-type="float">
            <text:p>1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2" calcext:value-type="float">
            <text:p>1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3" calcext:value-type="float">
            <text:p>1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4" calcext:value-type="float">
            <text:p>1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5" calcext:value-type="float">
            <text:p>1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6" calcext:value-type="float">
            <text:p>1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7" calcext:value-type="float">
            <text:p>1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8" calcext:value-type="float">
            <text:p>1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9" calcext:value-type="float">
            <text:p>1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20" calcext:value-type="float">
            <text:p>2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21" calcext:value-type="float">
            <text:p>2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22" calcext:value-type="float">
            <text:p>2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23" calcext:value-type="float">
            <text:p>2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24" calcext:value-type="float">
            <text:p>2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25" calcext:value-type="float">
            <text:p>2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5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5"/>
          <table:table-cell table:style-name="ce18"/>
          <table:table-cell table:style-name="ce11" office:value-type="string" calcext:value-type="string">
            <text:p>-</text:p>
          </table:table-cell>
          <table:table-cell table:style-name="ce21" office:value-type="float" office:value="26" calcext:value-type="float">
            <text:p>2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 decEnter27" table:style-name="ta7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number-columns-repeated="1014" table:default-cell-style-name="Default"/>
        <table:table-row table:style-name="ro2">
          <table:table-cell table:number-columns-repeated="1024"/>
        </table:table-row>
        <table:table-row table:style-name="ro1">
          <table:table-cell table:style-name="ce1"/>
          <table:table-cell table:style-name="ce2" office:value-type="string" calcext:value-type="string">
            <text:p>-</text:p>
          </table:table-cell>
          <table:table-cell table:style-name="ce6" office:value-type="string" calcext:value-type="string">
            <text:p>decEnter27</text:p>
          </table:table-cell>
          <table:table-cell table:style-name="ce9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Content</text:p>
          </table:table-cell>
          <table:table-cell table:style-name="ce9" office:value-type="string" calcext:value-type="string">
            <text:p>-</text:p>
          </table:table-cell>
          <table:table-cell table:style-name="ce19" office:value-type="string" calcext:value-type="string">
            <text:p>#</text:p>
          </table:table-cell>
          <table:table-cell table:style-name="ce22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"/>
          <table:table-cell table:style-name="ce1" table:number-columns-repeated="2"/>
          <table:table-cell table:style-name="ce12"/>
          <table:table-cell table:style-name="ce1" table:number-columns-repeated="3"/>
          <table:table-cell table:style-name="ce23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2" calcext:value-type="float">
            <text:p>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3" calcext:value-type="float">
            <text:p>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4" calcext:value-type="float">
            <text:p>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5" calcext:value-type="float">
            <text:p>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6" calcext:value-type="float">
            <text:p>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7" calcext:value-type="float">
            <text:p>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8" calcext:value-type="float">
            <text:p>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9" calcext:value-type="float">
            <text:p>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0" calcext:value-type="float">
            <text:p>1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1" calcext:value-type="float">
            <text:p>1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2" calcext:value-type="float">
            <text:p>1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3" calcext:value-type="float">
            <text:p>1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4" calcext:value-type="float">
            <text:p>1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5" calcext:value-type="float">
            <text:p>1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6" calcext:value-type="float">
            <text:p>1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7" calcext:value-type="float">
            <text:p>1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8" calcext:value-type="float">
            <text:p>1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9" calcext:value-type="float">
            <text:p>1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20" calcext:value-type="float">
            <text:p>2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21" calcext:value-type="float">
            <text:p>2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22" calcext:value-type="float">
            <text:p>2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23" calcext:value-type="float">
            <text:p>2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24" calcext:value-type="float">
            <text:p>2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25" calcext:value-type="float">
            <text:p>2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5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5"/>
          <table:table-cell table:style-name="ce18"/>
          <table:table-cell table:style-name="ce11" office:value-type="string" calcext:value-type="string">
            <text:p>-</text:p>
          </table:table-cell>
          <table:table-cell table:style-name="ce21" office:value-type="float" office:value="26" calcext:value-type="float">
            <text:p>2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ciLetter34" table:style-name="ta8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number-columns-repeated="1014" table:default-cell-style-name="Default"/>
        <table:table-row table:style-name="ro2">
          <table:table-cell table:number-columns-repeated="1024"/>
        </table:table-row>
        <table:table-row table:style-name="ro1">
          <table:table-cell table:style-name="ce1"/>
          <table:table-cell table:style-name="ce2" office:value-type="string" calcext:value-type="string">
            <text:p>-</text:p>
          </table:table-cell>
          <table:table-cell table:style-name="ce6" office:value-type="string" calcext:value-type="string">
            <text:p>sciLetter34</text:p>
          </table:table-cell>
          <table:table-cell table:style-name="ce9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Compound</text:p>
          </table:table-cell>
          <table:table-cell table:style-name="ce9" office:value-type="string" calcext:value-type="string">
            <text:p>-</text:p>
          </table:table-cell>
          <table:table-cell table:style-name="ce19" office:value-type="string" calcext:value-type="string">
            <text:p>#</text:p>
          </table:table-cell>
          <table:table-cell table:style-name="ce22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"/>
          <table:table-cell table:style-name="ce1" table:number-columns-repeated="2"/>
          <table:table-cell table:style-name="ce12"/>
          <table:table-cell table:style-name="ce1" table:number-columns-repeated="3"/>
          <table:table-cell table:style-name="ce23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2" calcext:value-type="float">
            <text:p>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3" calcext:value-type="float">
            <text:p>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4" calcext:value-type="float">
            <text:p>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5" calcext:value-type="float">
            <text:p>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6" calcext:value-type="float">
            <text:p>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7" calcext:value-type="float">
            <text:p>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8" calcext:value-type="float">
            <text:p>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9" calcext:value-type="float">
            <text:p>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0" calcext:value-type="float">
            <text:p>1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1" calcext:value-type="float">
            <text:p>1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2" calcext:value-type="float">
            <text:p>1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3" calcext:value-type="float">
            <text:p>1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4" calcext:value-type="float">
            <text:p>1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5" calcext:value-type="float">
            <text:p>1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6" calcext:value-type="float">
            <text:p>1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7" calcext:value-type="float">
            <text:p>1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8" calcext:value-type="float">
            <text:p>1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9" calcext:value-type="float">
            <text:p>1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20" calcext:value-type="float">
            <text:p>2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21" calcext:value-type="float">
            <text:p>2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22" calcext:value-type="float">
            <text:p>2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23" calcext:value-type="float">
            <text:p>2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24" calcext:value-type="float">
            <text:p>2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25" calcext:value-type="float">
            <text:p>2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5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5"/>
          <table:table-cell table:style-name="ce18"/>
          <table:table-cell table:style-name="ce11" office:value-type="string" calcext:value-type="string">
            <text:p>-</text:p>
          </table:table-cell>
          <table:table-cell table:style-name="ce21" office:value-type="float" office:value="26" calcext:value-type="float">
            <text:p>2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n8" style:display-name="PageStyle_in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ceKnives32" style:display-name="PageStyle_iceKnives3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ePlate33" style:display-name="PageStyle_prePlate3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oloH26" style:display-name="PageStyle_soloH2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duSky24" style:display-name="PageStyle_duSky2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Allow38" style:display-name="PageStyle_shAllow3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_20_decEnter27" style:display-name="PageStyle_ decEnter2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ciLetter34" style:display-name="PageStyle_sciLetter34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8" meta:cell-count="3220" meta:object-count="0"/>
    <meta:generator>LibreOfficeDev/6.0.5.2$Linux_X86_64 LibreOffice_project/</meta:generator>
  </office:meta>
</office:document-meta>
</file>